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d9d9cd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cd00"/>
    </style:style>
    <style:style style:name="gr4" style:family="graphic" style:parent-style-name="standard">
      <style:graphic-properties svg:stroke-width="0.1cm" draw:fill-color="#cdcd00"/>
    </style:style>
    <style:style style:name="gr5" style:family="graphic" style:parent-style-name="standard">
      <style:graphic-properties svg:stroke-width="0.1cm" draw:fill-color="#cd0000"/>
    </style:style>
    <style:style style:name="gr6" style:family="graphic" style:parent-style-name="standard">
      <style:graphic-properties svg:stroke-width="0.1cm" draw:fill-color="#cdcdbd"/>
    </style:style>
    <style:style style:name="gr7" style:family="graphic" style:parent-style-name="standard">
      <style:graphic-properties svg:stroke-width="0.1cm" draw:fill-color="#cdcdc1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5cm"/>
          <draw:glue-point draw:id="6" svg:x="5cm" svg:y="-5cm"/>
          <draw:glue-point draw:id="7" svg:x="5cm" svg:y="5cm"/>
          <draw:glue-point draw:id="8" svg:x="-5cm" svg:y="0cm"/>
          <draw:glue-point draw:id="9" svg:x="5cm" svg:y="0cm"/>
          <draw:glue-point draw:id="10" svg:x="0cm" svg:y="-5cm"/>
          <draw:glue-point draw:id="11" svg:x="0cm" svg:y="5cm"/>
          <draw:glue-point draw:id="12" svg:x="-1.5cm" svg:y="2.5cm"/>
          <draw:rect draw:style-name="gr1" draw:layer="layout" svg:width="1cm" svg:height="2cm" svg:x="0cm" svg:y="0cm">
            <text:p/>
          </draw:rect>
          <draw:rect draw:style-name="gr2" draw:layer="layout" svg:width="1cm" svg:height="2cm" svg:x="0cm" svg:y="0cm">
            <text:p/>
          </draw:rect>
          <draw:rect draw:style-name="gr1" draw:layer="layout" svg:width="0.8cm" svg:height="0.8cm" svg:x="0.1cm" svg:y="0.1cm">
            <text:p/>
          </draw:rect>
          <draw:rect draw:style-name="gr2" draw:layer="layout" svg:width="0.8cm" svg:height="0.8cm" svg:x="0.1cm" svg:y="0.1cm">
            <text:p/>
          </draw:rect>
          <draw:line draw:style-name="gr2" draw:layer="layout" svg:x1="0.9cm" svg:y1="0.3cm" svg:x2="0.1cm" svg:y2="0.3cm">
            <text:p/>
          </draw:line>
          <draw:line draw:style-name="gr2" draw:layer="layout" svg:x1="0.1cm" svg:y1="0.5cm" svg:x2="0.9cm" svg:y2="0.5cm">
            <text:p/>
          </draw:line>
          <draw:line draw:style-name="gr2" draw:layer="layout" svg:x1="0.9cm" svg:y1="0.65cm" svg:x2="0.1cm" svg:y2="0.65cm">
            <text:p/>
          </draw:line>
          <draw:rect draw:style-name="gr1" draw:layer="layout" svg:width="0.55cm" svg:height="0.3cm" svg:x="0.1cm" svg:y="1cm">
            <text:p/>
          </draw:rect>
          <draw:rect draw:style-name="gr2" draw:layer="layout" svg:width="0.55cm" svg:height="0.3cm" svg:x="0.1cm" svg:y="1cm">
            <text:p/>
          </draw:rect>
          <draw:line draw:style-name="gr2" draw:layer="layout" svg:x1="0cm" svg:y1="1.35cm" svg:x2="1cm" svg:y2="1.35cm">
            <text:p/>
          </draw:line>
          <draw:rect draw:style-name="gr3" draw:layer="layout" svg:width="0.05cm" svg:height="0.05cm" svg:x="0.45cm" svg:y="1.45cm">
            <text:p/>
          </draw:rect>
          <draw:rect draw:style-name="gr2" draw:layer="layout" svg:width="0.05cm" svg:height="0.05cm" svg:x="0.45cm" svg:y="1.45cm">
            <text:p/>
          </draw:rect>
          <draw:rect draw:style-name="gr4" draw:layer="layout" svg:width="0.05cm" svg:height="0.05cm" svg:x="0.65cm" svg:y="1.45cm">
            <text:p/>
          </draw:rect>
          <draw:rect draw:style-name="gr2" draw:layer="layout" svg:width="0.05cm" svg:height="0.05cm" svg:x="0.65cm" svg:y="1.45cm">
            <text:p/>
          </draw:rect>
          <draw:rect draw:style-name="gr5" draw:layer="layout" svg:width="0.05cm" svg:height="0.05cm" svg:x="0.85cm" svg:y="1.45cm">
            <text:p/>
          </draw:rect>
          <draw:rect draw:style-name="gr2" draw:layer="layout" svg:width="0.05cm" svg:height="0.05cm" svg:x="0.85cm" svg:y="1.45cm">
            <text:p/>
          </draw:rect>
          <draw:rect draw:style-name="gr6" draw:layer="layout" svg:width="0.1cm" svg:height="0.05cm" svg:x="0.8cm" svg:y="1.15cm">
            <text:p/>
          </draw:rect>
          <draw:rect draw:style-name="gr2" draw:layer="layout" svg:width="0.1cm" svg:height="0.05cm" svg:x="0.8cm" svg:y="1.15cm">
            <text:p/>
          </draw:rect>
          <draw:line draw:style-name="gr2" draw:layer="layout" svg:x1="0.1cm" svg:y1="1.15cm" svg:x2="0.65cm" svg:y2="1.15cm">
            <text:p/>
          </draw:line>
          <draw:rect draw:style-name="gr6" draw:layer="layout" svg:width="0.15cm" svg:height="0.15cm" svg:x="0.1cm" svg:y="1.4cm">
            <text:p/>
          </draw:rect>
          <draw:rect draw:style-name="gr2" draw:layer="layout" svg:width="0.15cm" svg:height="0.15cm" svg:x="0.1cm" svg:y="1.4cm">
            <text:p/>
          </draw:rect>
          <draw:rect draw:style-name="gr7" draw:layer="layout" svg:width="0.7cm" svg:height="0.05cm" svg:x="0.15cm" svg:y="0.7cm">
            <text:p/>
          </draw:rect>
          <draw:rect draw:style-name="gr2" draw:layer="layout" svg:width="0.7cm" svg:height="0.05cm" svg:x="0.15cm" svg:y="0.7cm">
            <text:p/>
          </draw:rect>
          <draw:line draw:style-name="gr2" draw:layer="layout" svg:x1="0.15cm" svg:y1="1.05cm" svg:x2="0.6cm" svg:y2="1.05cm">
            <text:p/>
          </draw:line>
          <draw:line draw:style-name="gr2" draw:layer="layout" svg:x1="0.6cm" svg:y1="1.1cm" svg:x2="0.55cm" svg:y2="1.1cm">
            <text:p/>
          </draw:line>
          <draw:line draw:style-name="gr2" draw:layer="layout" svg:x1="0.15cm" svg:y1="1.1cm" svg:x2="0.2cm" svg:y2="1.1cm">
            <text:p/>
          </draw:line>
          <draw:rect draw:style-name="gr7" draw:layer="layout" svg:width="0.25cm" svg:height="0.05cm" svg:x="0.25cm" svg:y="1.05cm">
            <text:p/>
          </draw:rect>
          <draw:rect draw:style-name="gr2" draw:layer="layout" svg:width="0.25cm" svg:height="0.05cm" svg:x="0.25cm" svg:y="1.05cm">
            <text:p/>
          </draw:rect>
          <draw:line draw:style-name="gr2" draw:layer="layout" svg:x1="0.15cm" svg:y1="0.8cm" svg:x2="0.2cm" svg:y2="0.8cm">
            <text:p/>
          </draw:line>
          <draw:line draw:style-name="gr2" draw:layer="layout" svg:x1="0.25cm" svg:y1="0.8cm" svg:x2="0.3cm" svg:y2="0.8cm">
            <text:p/>
          </draw:line>
          <draw:line draw:style-name="gr2" draw:layer="layout" svg:x1="0.75cm" svg:y1="0.8cm" svg:x2="0.85cm" svg:y2="0.8cm">
            <text:p/>
          </draw:line>
          <draw:line draw:style-name="gr2" draw:layer="layout" svg:x1="0.95cm" svg:y1="1.95cm" svg:x2="0.05cm" svg:y2="1.95cm">
            <text:p/>
          </draw:line>
          <draw:line draw:style-name="gr2" draw:layer="layout" svg:x1="0.05cm" svg:y1="1.9cm" svg:x2="0.95cm" svg:y2="1.9cm">
            <text:p/>
          </draw:line>
          <draw:line draw:style-name="gr2" draw:layer="layout" svg:x1="0.95cm" svg:y1="1.85cm" svg:x2="0.05cm" svg:y2="1.85cm">
            <text:p/>
          </draw:line>
          <draw:line draw:style-name="gr2" draw:layer="layout" svg:x1="0.05cm" svg:y1="1.8cm" svg:x2="0.95cm" svg:y2="1.8cm">
            <text:p/>
          </draw:line>
          <draw:line draw:style-name="gr2" draw:layer="layout" svg:x1="0.95cm" svg:y1="1.75cm" svg:x2="0.05cm" svg:y2="1.75cm">
            <text:p/>
          </draw:line>
          <draw:line draw:style-name="gr2" draw:layer="layout" svg:x1="0.05cm" svg:y1="1.7cm" svg:x2="0.95cm" svg:y2="1.7cm">
            <text:p/>
          </draw:line>
          <draw:line draw:style-name="gr2" draw:layer="layout" svg:x1="0.95cm" svg:y1="1.65cm" svg:x2="0.05cm" svg:y2="1.6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A Miditower PC</dc:title>
    <meta:creation-date>2011-02-07T17:12:07</meta:creation-date>
    <meta:editing-duration>P0D</meta:editing-duration>
    <meta:editing-cycles>1</meta:editing-cycles>
    <meta:document-statistic meta:object-count="39"/>
    <meta:generator>OpenOffice.org/3.3$Linux OpenOffice.org_project/330m20$Build-9567</meta:generator>
  </office:meta>
</office:document-meta>
</file>